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00/00/00</text:date>, <text:time style:data-style-name="N2" text:time-value="06:21:03.975358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1-24T06:23:13.378896908</dc:date>
    <meta:editing-duration>PT7H20M58S</meta:editing-duration>
    <meta:editing-cycles>122</meta:editing-cycles>
    <meta:generator>LibreOffice/5.0.1.2$Linux_X86_64 LibreOffice_project/81898c9f5c0d43f3473ba111d7b351050be20261</meta:generator>
    <dc:creator>fruitbat </dc:creator>
    <meta:document-statistic meta:table-count="2" meta:cell-count="365" meta:object-count="0"/>
  </office:meta>
</office:document-meta>
</file>